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36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3.371cm"/>
    </style:style>
    <style:style style:name="co4" style:family="table-column">
      <style:table-column-properties fo:break-before="auto" style:column-width="4.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826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101cm"/>
    </style:style>
    <style:style style:name="co11" style:family="table-column">
      <style:table-column-properties fo:break-before="auto" style:column-width="2.7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s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first_name</text:p>
          </table:table-cell>
          <table:table-cell table:style-name="ce1" office:value-type="string">
            <text:p>middle_name</text:p>
          </table:table-cell>
          <table:table-cell table:style-name="ce1" office:value-type="string">
            <text:p>last_nam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sex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guardgroup</text:p>
          </table:table-cell>
          <table:table-cell table:style-name="ce1" office:value-type="string">
            <text:p>birthdate</text:p>
          </table:table-cell>
          <table:table-cell table:style-name="ce1" office:value-type="string">
            <text:p>birthplac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import_code</text:p>
          </table:table-cell>
          <table:table-cell table:style-name="ce1" table:number-columns-repeated="245"/>
        </table:table-row>
        <table:table-row table:style-name="ro1">
          <table:table-cell office:value-type="string">
            <text:p>Bianca</text:p>
          </table:table-cell>
          <table:table-cell/>
          <table:table-cell office:value-type="string">
            <text:p>Bagalà</text:p>
          </table:table-cell>
          <table:table-cell office:value-type="string">
            <text:p>bianca.bagal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01</text:p>
          </table:table-cell>
          <table:table-cell table:number-columns-repeated="245"/>
        </table:table-row>
        <table:table-row table:style-name="ro1">
          <table:table-cell office:value-type="string">
            <text:p>Matilde</text:p>
          </table:table-cell>
          <table:table-cell/>
          <table:table-cell office:value-type="string">
            <text:p>Bomben</text:p>
          </table:table-cell>
          <table:table-cell office:value-type="string">
            <text:p>matilde.bom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02</text:p>
          </table:table-cell>
          <table:table-cell table:number-columns-repeated="245"/>
        </table:table-row>
        <table:table-row table:style-name="ro1">
          <table:table-cell office:value-type="string">
            <text:p>Stefano</text:p>
          </table:table-cell>
          <table:table-cell/>
          <table:table-cell office:value-type="string">
            <text:p>Burra</text:p>
          </table:table-cell>
          <table:table-cell office:value-type="string">
            <text:p>stefano.bur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03</text:p>
          </table:table-cell>
          <table:table-cell table:number-columns-repeated="245"/>
        </table:table-row>
        <table:table-row table:style-name="ro1">
          <table:table-cell office:value-type="string">
            <text:p>Lucia</text:p>
          </table:table-cell>
          <table:table-cell/>
          <table:table-cell office:value-type="string">
            <text:p>Canciani</text:p>
          </table:table-cell>
          <table:table-cell office:value-type="string">
            <text:p>lucia.cancia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04</text:p>
          </table:table-cell>
          <table:table-cell table:number-columns-repeated="245"/>
        </table:table-row>
        <table:table-row table:style-name="ro1">
          <table:table-cell office:value-type="string">
            <text:p>Viviana</text:p>
          </table:table-cell>
          <table:table-cell/>
          <table:table-cell office:value-type="string">
            <text:p>Cecotti</text:p>
          </table:table-cell>
          <table:table-cell office:value-type="string">
            <text:p>viviana.cec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05</text:p>
          </table:table-cell>
          <table:table-cell table:number-columns-repeated="245"/>
        </table:table-row>
        <table:table-row table:style-name="ro1">
          <table:table-cell office:value-type="string">
            <text:p>Paolo</text:p>
          </table:table-cell>
          <table:table-cell/>
          <table:table-cell office:value-type="string">
            <text:p>Cicconofri</text:p>
          </table:table-cell>
          <table:table-cell office:value-type="string">
            <text:p>paolo.cicconof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06</text:p>
          </table:table-cell>
          <table:table-cell table:number-columns-repeated="245"/>
        </table:table-row>
        <table:table-row table:style-name="ro1">
          <table:table-cell office:value-type="string">
            <text:p>Annunziata</text:p>
          </table:table-cell>
          <table:table-cell/>
          <table:table-cell office:value-type="string">
            <text:p>Conte</text:p>
          </table:table-cell>
          <table:table-cell office:value-type="string">
            <text:p>annunziata.cont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07</text:p>
          </table:table-cell>
          <table:table-cell table:number-columns-repeated="245"/>
        </table:table-row>
        <table:table-row table:style-name="ro1">
          <table:table-cell office:value-type="string">
            <text:p>Sara</text:p>
          </table:table-cell>
          <table:table-cell/>
          <table:table-cell office:value-type="string">
            <text:p>Cover</text:p>
          </table:table-cell>
          <table:table-cell office:value-type="string">
            <text:p>sara.cov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08</text:p>
          </table:table-cell>
          <table:table-cell table:number-columns-repeated="245"/>
        </table:table-row>
        <table:table-row table:style-name="ro1">
          <table:table-cell office:value-type="string">
            <text:p>Tiziana</text:p>
          </table:table-cell>
          <table:table-cell/>
          <table:table-cell office:value-type="string">
            <text:p>D'Amico</text:p>
          </table:table-cell>
          <table:table-cell office:value-type="string">
            <text:p>tiziana.damic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09</text:p>
          </table:table-cell>
          <table:table-cell table:number-columns-repeated="245"/>
        </table:table-row>
        <table:table-row table:style-name="ro1">
          <table:table-cell office:value-type="string">
            <text:p>Claudia</text:p>
          </table:table-cell>
          <table:table-cell/>
          <table:table-cell office:value-type="string">
            <text:p>De Candido</text:p>
          </table:table-cell>
          <table:table-cell office:value-type="string">
            <text:p>claudia.decandi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0</text:p>
          </table:table-cell>
          <table:table-cell table:number-columns-repeated="245"/>
        </table:table-row>
        <table:table-row table:style-name="ro1">
          <table:table-cell office:value-type="string">
            <text:p>Lorena</text:p>
          </table:table-cell>
          <table:table-cell/>
          <table:table-cell office:value-type="string">
            <text:p>De Ros</text:p>
          </table:table-cell>
          <table:table-cell office:value-type="string">
            <text:p>lorena.dero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1</text:p>
          </table:table-cell>
          <table:table-cell table:number-columns-repeated="245"/>
        </table:table-row>
        <table:table-row table:style-name="ro1">
          <table:table-cell office:value-type="string">
            <text:p>Marisa</text:p>
          </table:table-cell>
          <table:table-cell/>
          <table:table-cell office:value-type="string">
            <text:p>Del Ben</text:p>
          </table:table-cell>
          <table:table-cell office:value-type="string">
            <text:p>marisa.delbe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2</text:p>
          </table:table-cell>
          <table:table-cell table:number-columns-repeated="245"/>
        </table:table-row>
        <table:table-row table:style-name="ro1">
          <table:table-cell office:value-type="string">
            <text:p>Alice</text:p>
          </table:table-cell>
          <table:table-cell/>
          <table:table-cell office:value-type="string">
            <text:p>Della Puppa</text:p>
          </table:table-cell>
          <table:table-cell office:value-type="string">
            <text:p>alice.dellapupp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3</text:p>
          </table:table-cell>
          <table:table-cell table:number-columns-repeated="245"/>
        </table:table-row>
        <table:table-row table:style-name="ro1">
          <table:table-cell office:value-type="string">
            <text:p>Sandrino</text:p>
          </table:table-cell>
          <table:table-cell/>
          <table:table-cell office:value-type="string">
            <text:p>Della Puppa Zorz</text:p>
          </table:table-cell>
          <table:table-cell office:value-type="string">
            <text:p>sandrino.dellapupp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4</text:p>
          </table:table-cell>
          <table:table-cell table:number-columns-repeated="245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Di Fant</text:p>
          </table:table-cell>
          <table:table-cell office:value-type="string">
            <text:p>silvana.difant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5</text:p>
          </table:table-cell>
          <table:table-cell table:number-columns-repeated="245"/>
        </table:table-row>
        <table:table-row table:style-name="ro1">
          <table:table-cell office:value-type="string">
            <text:p>Lanfranca</text:p>
          </table:table-cell>
          <table:table-cell/>
          <table:table-cell office:value-type="string">
            <text:p>Di Iulio</text:p>
          </table:table-cell>
          <table:table-cell office:value-type="string">
            <text:p>lanfranca.diiuli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6</text:p>
          </table:table-cell>
          <table:table-cell table:number-columns-repeated="245"/>
        </table:table-row>
        <table:table-row table:style-name="ro1">
          <table:table-cell office:value-type="string">
            <text:p>Salvatore</text:p>
          </table:table-cell>
          <table:table-cell/>
          <table:table-cell office:value-type="string">
            <text:p>Di Pasqua</text:p>
          </table:table-cell>
          <table:table-cell office:value-type="string">
            <text:p>salvatore.dipasqu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7</text:p>
          </table:table-cell>
          <table:table-cell table:number-columns-repeated="245"/>
        </table:table-row>
        <table:table-row table:style-name="ro1">
          <table:table-cell office:value-type="string">
            <text:p>Gabriele</text:p>
          </table:table-cell>
          <table:table-cell/>
          <table:table-cell office:value-type="string">
            <text:p>Falco</text:p>
          </table:table-cell>
          <table:table-cell office:value-type="string">
            <text:p>gabriele.fal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8</text:p>
          </table:table-cell>
          <table:table-cell table:number-columns-repeated="245"/>
        </table:table-row>
        <table:table-row table:style-name="ro1">
          <table:table-cell office:value-type="string">
            <text:p>Mariapia</text:p>
          </table:table-cell>
          <table:table-cell/>
          <table:table-cell office:value-type="string">
            <text:p>Fedato</text:p>
          </table:table-cell>
          <table:table-cell office:value-type="string">
            <text:p>mariapia.fed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19</text:p>
          </table:table-cell>
          <table:table-cell table:number-columns-repeated="245"/>
        </table:table-row>
        <table:table-row table:style-name="ro1">
          <table:table-cell office:value-type="string">
            <text:p>Rosario</text:p>
          </table:table-cell>
          <table:table-cell/>
          <table:table-cell office:value-type="string">
            <text:p>Feliciello</text:p>
          </table:table-cell>
          <table:table-cell office:value-type="string">
            <text:p>rosario.feliciell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0</text:p>
          </table:table-cell>
          <table:table-cell table:number-columns-repeated="245"/>
        </table:table-row>
        <table:table-row table:style-name="ro1">
          <table:table-cell office:value-type="string">
            <text:p>Silvana</text:p>
          </table:table-cell>
          <table:table-cell/>
          <table:table-cell office:value-type="string">
            <text:p>Fornasier</text:p>
          </table:table-cell>
          <table:table-cell office:value-type="string">
            <text:p>silvana.fornasi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1</text:p>
          </table:table-cell>
          <table:table-cell table:number-columns-repeated="245"/>
        </table:table-row>
        <table:table-row table:style-name="ro1">
          <table:table-cell office:value-type="string">
            <text:p>Flavia</text:p>
          </table:table-cell>
          <table:table-cell/>
          <table:table-cell office:value-type="string">
            <text:p>Garlato</text:p>
          </table:table-cell>
          <table:table-cell office:value-type="string">
            <text:p>flavia.garlat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2</text:p>
          </table:table-cell>
          <table:table-cell table:number-columns-repeated="245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Giacomini</text:p>
          </table:table-cell>
          <table:table-cell office:value-type="string">
            <text:p>marco.giacomin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3</text:p>
          </table:table-cell>
          <table:table-cell table:number-columns-repeated="245"/>
        </table:table-row>
        <table:table-row table:style-name="ro1">
          <table:table-cell office:value-type="string">
            <text:p>Francesco</text:p>
          </table:table-cell>
          <table:table-cell/>
          <table:table-cell office:value-type="string">
            <text:p>Gri</text:p>
          </table:table-cell>
          <table:table-cell office:value-type="string">
            <text:p>francesco.gr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4</text:p>
          </table:table-cell>
          <table:table-cell table:number-columns-repeated="245"/>
        </table:table-row>
        <table:table-row table:style-name="ro1">
          <table:table-cell office:value-type="string">
            <text:p>Clara</text:p>
          </table:table-cell>
          <table:table-cell/>
          <table:table-cell office:value-type="string">
            <text:p>Grizzo</text:p>
          </table:table-cell>
          <table:table-cell office:value-type="string">
            <text:p>clara.gri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5</text:p>
          </table:table-cell>
          <table:table-cell table:number-columns-repeated="245"/>
        </table:table-row>
        <table:table-row table:style-name="ro1">
          <table:table-cell office:value-type="string">
            <text:p>Romualdo</text:p>
          </table:table-cell>
          <table:table-cell/>
          <table:table-cell office:value-type="string">
            <text:p>Ingrasciotta</text:p>
          </table:table-cell>
          <table:table-cell office:value-type="string">
            <text:p>r.ingrasciott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6</text:p>
          </table:table-cell>
          <table:table-cell table:number-columns-repeated="245"/>
        </table:table-row>
        <table:table-row table:style-name="ro1">
          <table:table-cell office:value-type="string">
            <text:p>Petra</text:p>
          </table:table-cell>
          <table:table-cell/>
          <table:table-cell office:value-type="string">
            <text:p>Kloetzner</text:p>
          </table:table-cell>
          <table:table-cell office:value-type="string">
            <text:p>petra.kloetzner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7</text:p>
          </table:table-cell>
          <table:table-cell table:number-columns-repeated="245"/>
        </table:table-row>
        <table:table-row table:style-name="ro1">
          <table:table-cell office:value-type="string">
            <text:p>Domenico</text:p>
          </table:table-cell>
          <table:table-cell/>
          <table:table-cell office:value-type="string">
            <text:p>Liva</text:p>
          </table:table-cell>
          <table:table-cell office:value-type="string">
            <text:p>domenico.liv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8</text:p>
          </table:table-cell>
          <table:table-cell table:number-columns-repeated="245"/>
        </table:table-row>
        <table:table-row table:style-name="ro1">
          <table:table-cell office:value-type="string">
            <text:p>Mariarosa</text:p>
          </table:table-cell>
          <table:table-cell/>
          <table:table-cell office:value-type="string">
            <text:p>Maccorin</text:p>
          </table:table-cell>
          <table:table-cell office:value-type="string">
            <text:p>mariarosa.macco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29</text:p>
          </table:table-cell>
          <table:table-cell table:number-columns-repeated="245"/>
        </table:table-row>
        <table:table-row table:style-name="ro1">
          <table:table-cell office:value-type="string">
            <text:p>Laura</text:p>
          </table:table-cell>
          <table:table-cell/>
          <table:table-cell office:value-type="string">
            <text:p>Mariuzzi</text:p>
          </table:table-cell>
          <table:table-cell office:value-type="string">
            <text:p>laura.mariuzz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0</text:p>
          </table:table-cell>
          <table:table-cell table:number-columns-repeated="245"/>
        </table:table-row>
        <table:table-row table:style-name="ro1">
          <table:table-cell office:value-type="string">
            <text:p>Gabriella</text:p>
          </table:table-cell>
          <table:table-cell/>
          <table:table-cell office:value-type="string">
            <text:p>Martini</text:p>
          </table:table-cell>
          <table:table-cell office:value-type="string">
            <text:p>gabriella.martin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1</text:p>
          </table:table-cell>
          <table:table-cell table:number-columns-repeated="245"/>
        </table:table-row>
        <table:table-row table:style-name="ro1">
          <table:table-cell office:value-type="string">
            <text:p>Maria Elena</text:p>
          </table:table-cell>
          <table:table-cell/>
          <table:table-cell office:value-type="string">
            <text:p>Monti</text:p>
          </table:table-cell>
          <table:table-cell office:value-type="string">
            <text:p>elena.mon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2</text:p>
          </table:table-cell>
          <table:table-cell table:number-columns-repeated="245"/>
        </table:table-row>
        <table:table-row table:style-name="ro1">
          <table:table-cell office:value-type="string">
            <text:p>Paola</text:p>
          </table:table-cell>
          <table:table-cell/>
          <table:table-cell office:value-type="string">
            <text:p>Mores</text:p>
          </table:table-cell>
          <table:table-cell office:value-type="string">
            <text:p>paola.mores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3</text:p>
          </table:table-cell>
          <table:table-cell table:number-columns-repeated="245"/>
        </table:table-row>
        <table:table-row table:style-name="ro1">
          <table:table-cell office:value-type="string">
            <text:p>Raffaela</text:p>
          </table:table-cell>
          <table:table-cell/>
          <table:table-cell office:value-type="string">
            <text:p>Muzzo</text:p>
          </table:table-cell>
          <table:table-cell office:value-type="string">
            <text:p>raffaela.muzz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4</text:p>
          </table:table-cell>
          <table:table-cell table:number-columns-repeated="245"/>
        </table:table-row>
        <table:table-row table:style-name="ro1">
          <table:table-cell office:value-type="string">
            <text:p>Fabio</text:p>
          </table:table-cell>
          <table:table-cell/>
          <table:table-cell office:value-type="string">
            <text:p>Naibo</text:p>
          </table:table-cell>
          <table:table-cell office:value-type="string">
            <text:p>fabio.naib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5</text:p>
          </table:table-cell>
          <table:table-cell table:number-columns-repeated="245"/>
        </table:table-row>
        <table:table-row table:style-name="ro1">
          <table:table-cell office:value-type="string">
            <text:p>Sabrina</text:p>
          </table:table-cell>
          <table:table-cell/>
          <table:table-cell office:value-type="string">
            <text:p>Parutta</text:p>
          </table:table-cell>
          <table:table-cell office:value-type="string">
            <text:p>sabrina.parutta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6</text:p>
          </table:table-cell>
          <table:table-cell table:number-columns-repeated="245"/>
        </table:table-row>
        <table:table-row table:style-name="ro1">
          <table:table-cell office:value-type="string">
            <text:p>Roberto</text:p>
          </table:table-cell>
          <table:table-cell/>
          <table:table-cell office:value-type="string">
            <text:p>Petracco</text:p>
          </table:table-cell>
          <table:table-cell office:value-type="string">
            <text:p>roberto.petracc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7</text:p>
          </table:table-cell>
          <table:table-cell table:number-columns-repeated="245"/>
        </table:table-row>
        <table:table-row table:style-name="ro1">
          <table:table-cell office:value-type="string">
            <text:p>Sonja</text:p>
          </table:table-cell>
          <table:table-cell/>
          <table:table-cell office:value-type="string">
            <text:p>Pin</text:p>
          </table:table-cell>
          <table:table-cell office:value-type="string">
            <text:p>sonja.p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8</text:p>
          </table:table-cell>
          <table:table-cell table:number-columns-repeated="245"/>
        </table:table-row>
        <table:table-row table:style-name="ro1">
          <table:table-cell office:value-type="string">
            <text:p>Erika</text:p>
          </table:table-cell>
          <table:table-cell/>
          <table:table-cell office:value-type="string">
            <text:p>Protti</text:p>
          </table:table-cell>
          <table:table-cell office:value-type="string">
            <text:p>erika.prot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39</text:p>
          </table:table-cell>
          <table:table-cell table:number-columns-repeated="245"/>
        </table:table-row>
        <table:table-row table:style-name="ro1">
          <table:table-cell office:value-type="string">
            <text:p>Piercarlo</text:p>
          </table:table-cell>
          <table:table-cell/>
          <table:table-cell office:value-type="string">
            <text:p>Roncarati</text:p>
          </table:table-cell>
          <table:table-cell office:value-type="string">
            <text:p>piercarlo.roncarati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0</text:p>
          </table:table-cell>
          <table:table-cell table:number-columns-repeated="245"/>
        </table:table-row>
        <table:table-row table:style-name="ro1">
          <table:table-cell office:value-type="string">
            <text:p>Omero</text:p>
          </table:table-cell>
          <table:table-cell/>
          <table:table-cell office:value-type="string">
            <text:p>Ronchese</text:p>
          </table:table-cell>
          <table:table-cell office:value-type="string">
            <text:p>omero.ronchese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1</text:p>
          </table:table-cell>
          <table:table-cell table:number-columns-repeated="245"/>
        </table:table-row>
        <table:table-row table:style-name="ro1">
          <table:table-cell office:value-type="string">
            <text:p>Angela</text:p>
          </table:table-cell>
          <table:table-cell/>
          <table:table-cell office:value-type="string">
            <text:p>Serinelli</text:p>
          </table:table-cell>
          <table:table-cell office:value-type="string">
            <text:p>angela.serinell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2</text:p>
          </table:table-cell>
          <table:table-cell table:number-columns-repeated="245"/>
        </table:table-row>
        <table:table-row table:style-name="ro1">
          <table:table-cell office:value-type="string">
            <text:p>Mariagrazia</text:p>
          </table:table-cell>
          <table:table-cell/>
          <table:table-cell office:value-type="string">
            <text:p>Serratore</text:p>
          </table:table-cell>
          <table:table-cell office:value-type="string">
            <text:p>m.serratore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3</text:p>
          </table:table-cell>
          <table:table-cell table:number-columns-repeated="245"/>
        </table:table-row>
        <table:table-row table:style-name="ro1">
          <table:table-cell office:value-type="string">
            <text:p>Daniela</text:p>
          </table:table-cell>
          <table:table-cell/>
          <table:table-cell office:value-type="string">
            <text:p>Sfreddo</text:p>
          </table:table-cell>
          <table:table-cell office:value-type="string">
            <text:p>daniela.sfreddo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4</text:p>
          </table:table-cell>
          <table:table-cell table:number-columns-repeated="245"/>
        </table:table-row>
        <table:table-row table:style-name="ro1">
          <table:table-cell office:value-type="string">
            <text:p>Antonio</text:p>
          </table:table-cell>
          <table:table-cell/>
          <table:table-cell office:value-type="string">
            <text:p>Sorella</text:p>
          </table:table-cell>
          <table:table-cell office:value-type="string">
            <text:p>antonio.sorell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5</text:p>
          </table:table-cell>
          <table:table-cell table:number-columns-repeated="245"/>
        </table:table-row>
        <table:table-row table:style-name="ro1">
          <table:table-cell office:value-type="string">
            <text:p>Marco</text:p>
          </table:table-cell>
          <table:table-cell/>
          <table:table-cell office:value-type="string">
            <text:p>Tagliapietra</text:p>
          </table:table-cell>
          <table:table-cell office:value-type="string">
            <text:p>marco.tagliapietra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6</text:p>
          </table:table-cell>
          <table:table-cell table:number-columns-repeated="245"/>
        </table:table-row>
        <table:table-row table:style-name="ro1">
          <table:table-cell office:value-type="string">
            <text:p>Loris</text:p>
          </table:table-cell>
          <table:table-cell/>
          <table:table-cell office:value-type="string">
            <text:p>Tissino</text:p>
          </table:table-cell>
          <table:table-cell office:value-type="string">
            <text:p>loris.tissino</text:p>
          </table:table-cell>
          <table:table-cell office:value-type="string">
            <text:p>M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7</text:p>
          </table:table-cell>
          <table:table-cell table:number-columns-repeated="245"/>
        </table:table-row>
        <table:table-row table:style-name="ro1">
          <table:table-cell office:value-type="string">
            <text:p>Elisabetta</text:p>
          </table:table-cell>
          <table:table-cell/>
          <table:table-cell office:value-type="string">
            <text:p>Tonon</text:p>
          </table:table-cell>
          <table:table-cell office:value-type="string">
            <text:p>elisabetta.tono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8</text:p>
          </table:table-cell>
          <table:table-cell table:number-columns-repeated="245"/>
        </table:table-row>
        <table:table-row table:style-name="ro1">
          <table:table-cell office:value-type="string">
            <text:p>Lucia</text:p>
          </table:table-cell>
          <table:table-cell/>
          <table:table-cell office:value-type="string">
            <text:p>Turrin</text:p>
          </table:table-cell>
          <table:table-cell office:value-type="string">
            <text:p>lucia.turrin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49</text:p>
          </table:table-cell>
          <table:table-cell table:number-columns-repeated="245"/>
        </table:table-row>
        <table:table-row table:style-name="ro1">
          <table:table-cell office:value-type="string">
            <text:p>Nunzia</text:p>
          </table:table-cell>
          <table:table-cell/>
          <table:table-cell office:value-type="string">
            <text:p>Venuti</text:p>
          </table:table-cell>
          <table:table-cell office:value-type="string">
            <text:p>nunzia.venuti</text:p>
          </table:table-cell>
          <table:table-cell office:value-type="string">
            <text:p>F</text:p>
          </table:table-cell>
          <table:table-cell office:value-type="string">
            <text:p>Docente</text:p>
          </table:table-cell>
          <table:table-cell office:value-type="string">
            <text:p>teacher</text:p>
          </table:table-cell>
          <table:table-cell table:number-columns-repeated="3"/>
          <table:table-cell office:value-type="string">
            <text:p>docente50</text:p>
          </table:table-cell>
          <table:table-cell table:number-columns-repeated="245"/>
        </table:table-row>
      </table:table>
      <table:table table:name="Appointments" table:style-name="ta1" table:print="false">
        <table:table-column table:style-name="co6" table:default-cell-style-name="Default"/>
        <table:table-column table:style-name="co5" table:number-columns-repeated="255" table:default-cell-style-name="Default"/>
        <table:table-row table:style-name="ro1">
          <table:table-cell table:style-name="ce1" office:value-type="string">
            <text:p>username</text:p>
          </table:table-cell>
          <table:table-cell table:style-name="ce1" office:value-type="string">
            <text:p>schoolclass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year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5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3B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bianca.bagala</text:p>
          </table:table-cell>
          <table:table-cell office:value-type="string">
            <text:p>4AP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4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tilde.bomben</text:p>
          </table:table-cell>
          <table:table-cell office:value-type="string">
            <text:p>3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5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tefano.burra</text:p>
          </table:table-cell>
          <table:table-cell office:value-type="string">
            <text:p>2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B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1C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canciani</text:p>
          </table:table-cell>
          <table:table-cell office:value-type="string">
            <text:p>2A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3AP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4AP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viviana.cecotti</text:p>
          </table:table-cell>
          <table:table-cell office:value-type="string">
            <text:p>5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4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5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o.cicconofri</text:p>
          </table:table-cell>
          <table:table-cell office:value-type="string">
            <text:p>3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2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G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nunziata.conte</text:p>
          </table:table-cell>
          <table:table-cell office:value-type="string">
            <text:p>1E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4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5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2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1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ra.cover</text:p>
          </table:table-cell>
          <table:table-cell office:value-type="string">
            <text:p>3B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1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4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3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tiziana.damico</text:p>
          </table:table-cell>
          <table:table-cell office:value-type="string">
            <text:p>2A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C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G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1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udia.decandido</text:p>
          </table:table-cell>
          <table:table-cell office:value-type="string">
            <text:p>2D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3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5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sa.delben</text:p>
          </table:table-cell>
          <table:table-cell office:value-type="string">
            <text:p>1Z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C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1G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D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lice.dellapuppa</text:p>
          </table:table-cell>
          <table:table-cell office:value-type="string">
            <text:p>2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5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2D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ndrino.dellapuppa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2D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1E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ena.deros</text:p>
          </table:table-cell>
          <table:table-cell office:value-type="string">
            <text:p>5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difant</text:p>
          </table:table-cell>
          <table:table-cell office:value-type="string">
            <text:p>5B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2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nfranca.diiulio</text:p>
          </table:table-cell>
          <table:table-cell office:value-type="string">
            <text:p>1A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2E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5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lvatore.dipasqua</text:p>
          </table:table-cell>
          <table:table-cell office:value-type="string">
            <text:p>4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2B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e.falco</text:p>
          </table:table-cell>
          <table:table-cell office:value-type="string">
            <text:p>1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2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4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pia.fedato</text:p>
          </table:table-cell>
          <table:table-cell office:value-type="string">
            <text:p>3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sario.feliciello</text:p>
          </table:table-cell>
          <table:table-cell office:value-type="string">
            <text:p>1A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5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2B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4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ilvana.fornasier</text:p>
          </table:table-cell>
          <table:table-cell office:value-type="string">
            <text:p>3B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5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3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lavia.garlato</text:p>
          </table:table-cell>
          <table:table-cell office:value-type="string">
            <text:p>4AP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5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4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giacomini</text:p>
          </table:table-cell>
          <table:table-cell office:value-type="string">
            <text:p>3A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5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3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rancesco.gri</text:p>
          </table:table-cell>
          <table:table-cell office:value-type="string">
            <text:p>4BP</text:p>
          </table:table-cell>
          <table:table-cell office:value-type="string">
            <text:p>IN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A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D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5C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clara.grizzo</text:p>
          </table:table-cell>
          <table:table-cell office:value-type="string">
            <text:p>4BI</text:p>
          </table:table-cell>
          <table:table-cell office:value-type="string">
            <text:p>LAB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1G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3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.ingrasciotta</text:p>
          </table:table-cell>
          <table:table-cell office:value-type="string">
            <text:p>5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1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2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4C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etra.kloetzner</text:p>
          </table:table-cell>
          <table:table-cell office:value-type="string">
            <text:p>5D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1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B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4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2B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AP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3A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omenico.liva</text:p>
          </table:table-cell>
          <table:table-cell office:value-type="string">
            <text:p>5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1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iarosa.maccorin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5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1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2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4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aura.mariuzzi</text:p>
          </table:table-cell>
          <table:table-cell office:value-type="string">
            <text:p>3A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D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2E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gabriella.martini</text:p>
          </table:table-cell>
          <table:table-cell office:value-type="string">
            <text:p>1GI</text:p>
          </table:table-cell>
          <table:table-cell office:value-type="string">
            <text:p>TR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4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5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2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ena.monti</text:p>
          </table:table-cell>
          <table:table-cell office:value-type="string">
            <text:p>1C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B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1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aola.mores</text:p>
          </table:table-cell>
          <table:table-cell office:value-type="string">
            <text:p>2C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5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3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2AI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affaela.muzzo</text:p>
          </table:table-cell>
          <table:table-cell office:value-type="string">
            <text:p>4AP</text:p>
          </table:table-cell>
          <table:table-cell office:value-type="string">
            <text:p>DE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1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fabio.naibo</text:p>
          </table:table-cell>
          <table:table-cell office:value-type="string">
            <text:p>2E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B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5D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G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2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abrina.parutta</text:p>
          </table:table-cell>
          <table:table-cell office:value-type="string">
            <text:p>1EI</text:p>
          </table:table-cell>
          <table:table-cell office:value-type="string">
            <text:p>IN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D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roberto.petracco</text:p>
          </table:table-cell>
          <table:table-cell office:value-type="string">
            <text:p>5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1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sonja.pin</text:p>
          </table:table-cell>
          <table:table-cell office:value-type="string">
            <text:p>2EI</text:p>
          </table:table-cell>
          <table:table-cell office:value-type="string">
            <text:p>TED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4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5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3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rika.protti</text:p>
          </table:table-cell>
          <table:table-cell office:value-type="string">
            <text:p>2A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AP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4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3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1D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B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2C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piercarlo.roncarati</text:p>
          </table:table-cell>
          <table:table-cell office:value-type="string">
            <text:p>5AI</text:p>
          </table:table-cell>
          <table:table-cell office:value-type="string">
            <text:p>EDF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omero.ronchese</text:p>
          </table:table-cell>
          <table:table-cell office:value-type="string">
            <text:p>4B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gela.serinelli</text:p>
          </table:table-cell>
          <table:table-cell office:value-type="string">
            <text:p>5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IT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FRA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2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1D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3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.serratore</text:p>
          </table:table-cell>
          <table:table-cell office:value-type="string">
            <text:p>4AI</text:p>
          </table:table-cell>
          <table:table-cell office:value-type="string">
            <text:p>ST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daniela.sfreddo</text:p>
          </table:table-cell>
          <table:table-cell office:value-type="string">
            <text:p>4AP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4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2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A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antonio.sorella</text:p>
          </table:table-cell>
          <table:table-cell office:value-type="string">
            <text:p>1CI</text:p>
          </table:table-cell>
          <table:table-cell office:value-type="string">
            <text:p>ECZ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5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E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C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2D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marco.tagliapietra</text:p>
          </table:table-cell>
          <table:table-cell office:value-type="string">
            <text:p>1GI</text:p>
          </table:table-cell>
          <table:table-cell office:value-type="string">
            <text:p>IRC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4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5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oris.tissino</text:p>
          </table:table-cell>
          <table:table-cell office:value-type="string">
            <text:p>3AP</text:p>
          </table:table-cell>
          <table:table-cell office:value-type="string">
            <text:p>LIG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B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M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2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elisabetta.tonon</text:p>
          </table:table-cell>
          <table:table-cell office:value-type="string">
            <text:p>1EI</text:p>
          </table:table-cell>
          <table:table-cell office:value-type="string">
            <text:p>SDN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C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4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3A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lucia.turrin</text:p>
          </table:table-cell>
          <table:table-cell office:value-type="string">
            <text:p>5BI</text:p>
          </table:table-cell>
          <table:table-cell office:value-type="string">
            <text:p>GEO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3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4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2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  <table:table-row table:style-name="ro1">
          <table:table-cell office:value-type="string">
            <text:p>nunzia.venuti</text:p>
          </table:table-cell>
          <table:table-cell office:value-type="string">
            <text:p>1BI</text:p>
          </table:table-cell>
          <table:table-cell office:value-type="string">
            <text:p>MAT</text:p>
          </table:table-cell>
          <table:table-cell office:value-type="string">
            <text:p>2008_09</text:p>
          </table:table-cell>
          <table:table-cell table:number-columns-repeated="252"/>
        </table:table-row>
      </table:table>
      <table:table table:name="Class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5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grade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track</text:p>
          </table:table-cell>
          <table:table-cell table:style-name="ce1" office:value-type="string">
            <text:p>description</text:p>
          </table:table-cell>
          <table:table-cell table:style-name="ce1" table:number-columns-repeated="251"/>
        </table:table-row>
        <table:table-row table:style-name="ro1">
          <table:table-cell office:value-type="string">
            <text:p>1AI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2]&amp;&quot; &quot;&amp;[.C2]&amp;&quot; &quot;&amp;IF([.D2]=&quot;I&quot;;&quot;IGEA&quot;;&quot;Mercurio&quot;)" office:value-type="string" office:string-value="classe 1 A IGEA">
            <text:p>classe 1 A IGEA</text:p>
          </table:table-cell>
          <table:table-cell table:number-columns-repeated="251"/>
        </table:table-row>
        <table:table-row table:style-name="ro1">
          <table:table-cell office:value-type="string">
            <text:p>2AI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3]&amp;&quot; &quot;&amp;[.C3]&amp;&quot; &quot;&amp;IF([.D3]=&quot;I&quot;;&quot;IGEA&quot;;&quot;Mercurio&quot;)" office:value-type="string" office:string-value="classe 2 A IGEA">
            <text:p>classe 2 A IGEA</text:p>
          </table:table-cell>
          <table:table-cell table:number-columns-repeated="251"/>
        </table:table-row>
        <table:table-row table:style-name="ro1">
          <table:table-cell office:value-type="string">
            <text:p>3AI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4]&amp;&quot; &quot;&amp;[.C4]&amp;&quot; &quot;&amp;IF([.D4]=&quot;I&quot;;&quot;IGEA&quot;;&quot;Mercurio&quot;)" office:value-type="string" office:string-value="classe 3 A IGEA">
            <text:p>classe 3 A IGEA</text:p>
          </table:table-cell>
          <table:table-cell table:number-columns-repeated="251"/>
        </table:table-row>
        <table:table-row table:style-name="ro1">
          <table:table-cell office:value-type="string">
            <text:p>4AI</text:p>
          </table:table-cell>
          <table:table-cell office:value-type="float" office:value="4">
            <text:p>4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5]&amp;&quot; &quot;&amp;[.C5]&amp;&quot; &quot;&amp;IF([.D5]=&quot;I&quot;;&quot;IGEA&quot;;&quot;Mercurio&quot;)" office:value-type="string" office:string-value="classe 4 A IGEA">
            <text:p>classe 4 A IGEA</text:p>
          </table:table-cell>
          <table:table-cell table:number-columns-repeated="251"/>
        </table:table-row>
        <table:table-row table:style-name="ro1">
          <table:table-cell office:value-type="string">
            <text:p>5AI</text:p>
          </table:table-cell>
          <table:table-cell office:value-type="float" office:value="5">
            <text:p>5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formula="oooc:=&quot;classe &quot;&amp;[.B6]&amp;&quot; &quot;&amp;[.C6]&amp;&quot; &quot;&amp;IF([.D6]=&quot;I&quot;;&quot;IGEA&quot;;&quot;Mercurio&quot;)" office:value-type="string" office:string-value="classe 5 A IGEA">
            <text:p>classe 5 A IGEA</text:p>
          </table:table-cell>
          <table:table-cell table:number-columns-repeated="251"/>
        </table:table-row>
        <table:table-row table:style-name="ro1">
          <table:table-cell office:value-type="string">
            <text:p>1BI</text:p>
          </table:table-cell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7]&amp;&quot; &quot;&amp;[.C7]&amp;&quot; &quot;&amp;IF([.D7]=&quot;I&quot;;&quot;IGEA&quot;;&quot;Mercurio&quot;)" office:value-type="string" office:string-value="classe 1 B IGEA">
            <text:p>classe 1 B IGEA</text:p>
          </table:table-cell>
          <table:table-cell table:number-columns-repeated="251"/>
        </table:table-row>
        <table:table-row table:style-name="ro1">
          <table:table-cell office:value-type="string">
            <text:p>2BI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8]&amp;&quot; &quot;&amp;[.C8]&amp;&quot; &quot;&amp;IF([.D8]=&quot;I&quot;;&quot;IGEA&quot;;&quot;Mercurio&quot;)" office:value-type="string" office:string-value="classe 2 B IGEA">
            <text:p>classe 2 B IGEA</text:p>
          </table:table-cell>
          <table:table-cell table:number-columns-repeated="251"/>
        </table:table-row>
        <table:table-row table:style-name="ro1">
          <table:table-cell office:value-type="string">
            <text:p>3BI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9]&amp;&quot; &quot;&amp;[.C9]&amp;&quot; &quot;&amp;IF([.D9]=&quot;I&quot;;&quot;IGEA&quot;;&quot;Mercurio&quot;)" office:value-type="string" office:string-value="classe 3 B IGEA">
            <text:p>classe 3 B IGEA</text:p>
          </table:table-cell>
          <table:table-cell table:number-columns-repeated="251"/>
        </table:table-row>
        <table:table-row table:style-name="ro1">
          <table:table-cell office:value-type="string">
            <text:p>4BI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0]&amp;&quot; &quot;&amp;[.C10]&amp;&quot; &quot;&amp;IF([.D10]=&quot;I&quot;;&quot;IGEA&quot;;&quot;Mercurio&quot;)" office:value-type="string" office:string-value="classe 4 B IGEA">
            <text:p>classe 4 B IGEA</text:p>
          </table:table-cell>
          <table:table-cell table:number-columns-repeated="251"/>
        </table:table-row>
        <table:table-row table:style-name="ro1">
          <table:table-cell office:value-type="string">
            <text:p>5BI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ooc:=&quot;classe &quot;&amp;[.B11]&amp;&quot; &quot;&amp;[.C11]&amp;&quot; &quot;&amp;IF([.D11]=&quot;I&quot;;&quot;IGEA&quot;;&quot;Mercurio&quot;)" office:value-type="string" office:string-value="classe 5 B IGEA">
            <text:p>classe 5 B IGEA</text:p>
          </table:table-cell>
          <table:table-cell table:number-columns-repeated="251"/>
        </table:table-row>
        <table:table-row table:style-name="ro1">
          <table:table-cell office:value-type="string">
            <text:p>1CI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2]&amp;&quot; &quot;&amp;[.C12]&amp;&quot; &quot;&amp;IF([.D12]=&quot;I&quot;;&quot;IGEA&quot;;&quot;Mercurio&quot;)" office:value-type="string" office:string-value="classe 1 C IGEA">
            <text:p>classe 1 C IGEA</text:p>
          </table:table-cell>
          <table:table-cell table:number-columns-repeated="251"/>
        </table:table-row>
        <table:table-row table:style-name="ro1">
          <table:table-cell office:value-type="string">
            <text:p>2CI</text:p>
          </table:table-cell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3]&amp;&quot; &quot;&amp;[.C13]&amp;&quot; &quot;&amp;IF([.D13]=&quot;I&quot;;&quot;IGEA&quot;;&quot;Mercurio&quot;)" office:value-type="string" office:string-value="classe 2 C IGEA">
            <text:p>classe 2 C IGEA</text:p>
          </table:table-cell>
          <table:table-cell table:number-columns-repeated="251"/>
        </table:table-row>
        <table:table-row table:style-name="ro1">
          <table:table-cell office:value-type="string">
            <text:p>3CI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4]&amp;&quot; &quot;&amp;[.C14]&amp;&quot; &quot;&amp;IF([.D14]=&quot;I&quot;;&quot;IGEA&quot;;&quot;Mercurio&quot;)" office:value-type="string" office:string-value="classe 3 C IGEA">
            <text:p>classe 3 C IGEA</text:p>
          </table:table-cell>
          <table:table-cell table:number-columns-repeated="251"/>
        </table:table-row>
        <table:table-row table:style-name="ro1">
          <table:table-cell office:value-type="string">
            <text:p>4CI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5]&amp;&quot; &quot;&amp;[.C15]&amp;&quot; &quot;&amp;IF([.D15]=&quot;I&quot;;&quot;IGEA&quot;;&quot;Mercurio&quot;)" office:value-type="string" office:string-value="classe 4 C IGEA">
            <text:p>classe 4 C IGEA</text:p>
          </table:table-cell>
          <table:table-cell table:number-columns-repeated="251"/>
        </table:table-row>
        <table:table-row table:style-name="ro1">
          <table:table-cell office:value-type="string">
            <text:p>5CI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formula="oooc:=&quot;classe &quot;&amp;[.B16]&amp;&quot; &quot;&amp;[.C16]&amp;&quot; &quot;&amp;IF([.D16]=&quot;I&quot;;&quot;IGEA&quot;;&quot;Mercurio&quot;)" office:value-type="string" office:string-value="classe 5 C IGEA">
            <text:p>classe 5 C IGEA</text:p>
          </table:table-cell>
          <table:table-cell table:number-columns-repeated="251"/>
        </table:table-row>
        <table:table-row table:style-name="ro1">
          <table:table-cell table:formula="oooc:=[.B17]&amp;[.C17]&amp;[.D17]" office:value-type="string" office:string-value="1EI">
            <text:p>1EI</text:p>
          </table:table-cell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7]&amp;&quot; &quot;&amp;[.C17]&amp;&quot; &quot;&amp;IF([.D17]=&quot;I&quot;;&quot;IGEA&quot;;&quot;Mercurio&quot;)" office:value-type="string" office:string-value="classe 1 E IGEA">
            <text:p>classe 1 E IGEA</text:p>
          </table:table-cell>
          <table:table-cell table:number-columns-repeated="251"/>
        </table:table-row>
        <table:table-row table:style-name="ro1">
          <table:table-cell table:formula="oooc:=[.B18]&amp;[.C18]&amp;[.D18]" office:value-type="string" office:string-value="2EI">
            <text:p>2EI</text:p>
          </table:table-cell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formula="oooc:=&quot;classe &quot;&amp;[.B18]&amp;&quot; &quot;&amp;[.C18]&amp;&quot; &quot;&amp;IF([.D18]=&quot;I&quot;;&quot;IGEA&quot;;&quot;Mercurio&quot;)" office:value-type="string" office:string-value="classe 2 E IGEA">
            <text:p>classe 2 E IGEA</text:p>
          </table:table-cell>
          <table:table-cell table:number-columns-repeated="251"/>
        </table:table-row>
        <table:table-row table:style-name="ro1">
          <table:table-cell table:formula="oooc:=[.B19]&amp;[.C19]&amp;[.D19]" office:value-type="string" office:string-value="1GI">
            <text:p>1GI</text:p>
          </table:table-cell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ooc:=&quot;classe &quot;&amp;[.B19]&amp;&quot; &quot;&amp;[.C19]&amp;&quot; &quot;&amp;IF([.D19]=&quot;I&quot;;&quot;IGEA&quot;;&quot;Mercurio&quot;)" office:value-type="string" office:string-value="classe 1 G IGEA">
            <text:p>classe 1 G IGEA</text:p>
          </table:table-cell>
          <table:table-cell table:number-columns-repeated="251"/>
        </table:table-row>
        <table:table-row table:style-name="ro1">
          <table:table-cell table:formula="oooc:=[.B20]&amp;[.C20]&amp;[.D20]" office:value-type="string" office:string-value="2DI">
            <text:p>2DI</text:p>
          </table:table-cell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0]&amp;&quot; &quot;&amp;[.C20]&amp;&quot; &quot;&amp;IF([.D20]=&quot;I&quot;;&quot;IGEA&quot;;&quot;Mercurio&quot;)" office:value-type="string" office:string-value="classe 2 D IGEA">
            <text:p>classe 2 D IGEA</text:p>
          </table:table-cell>
          <table:table-cell table:number-columns-repeated="251"/>
        </table:table-row>
        <table:table-row table:style-name="ro1">
          <table:table-cell table:formula="oooc:=[.B21]&amp;[.C21]&amp;[.D21]" office:value-type="string" office:string-value="5DI">
            <text:p>5DI</text:p>
          </table:table-cell>
          <table:table-cell office:value-type="float" office:value="5">
            <text:p>5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1]&amp;&quot; &quot;&amp;[.C21]&amp;&quot; &quot;&amp;IF([.D21]=&quot;I&quot;;&quot;IGEA&quot;;&quot;Mercurio&quot;)" office:value-type="string" office:string-value="classe 5 D IGEA">
            <text:p>classe 5 D IGEA</text:p>
          </table:table-cell>
          <table:table-cell table:number-columns-repeated="251"/>
        </table:table-row>
        <table:table-row table:style-name="ro1">
          <table:table-cell table:formula="oooc:=[.B22]&amp;[.C22]&amp;[.D22]" office:value-type="string" office:string-value="1DI">
            <text:p>1DI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table:formula="oooc:=&quot;classe &quot;&amp;[.B22]&amp;&quot; &quot;&amp;[.C22]&amp;&quot; &quot;&amp;IF([.D22]=&quot;I&quot;;&quot;IGEA&quot;;&quot;Mercurio&quot;)" office:value-type="string" office:string-value="classe 1 D IGEA">
            <text:p>classe 1 D IGEA</text:p>
          </table:table-cell>
          <table:table-cell table:number-columns-repeated="251"/>
        </table:table-row>
      </table:table>
      <table:database-ranges>
        <table:database-range table:target-range-address="Users.A1:Users.E6534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/04/2009</text:date>, <text:time>15.53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 Tissino</meta:initial-creator>
    <meta:creation-date>2009-04-14T08:57:48</meta:creation-date>
    <dc:date>2009-04-23T15:53:48</dc:date>
    <meta:editing-cycles>27</meta:editing-cycles>
    <meta:editing-duration>PT2H13M29S</meta:editing-duration>
    <meta:user-defined meta:name="Info 1"/>
    <meta:user-defined meta:name="Info 2"/>
    <meta:user-defined meta:name="Info 3"/>
    <meta:user-defined meta:name="Info 4"/>
    <meta:document-statistic meta:table-count="3" meta:cell-count="1403"/>
  </office:meta>
</office:document-meta>
</file>